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language="pt" fo:country="PT" officeooo:paragraph-rsid="001021ff"/>
    </style:style>
    <style:style style:name="P3" style:family="paragraph" style:parent-style-name="Standard">
      <style:text-properties fo:language="pt" fo:country="PT" officeooo:rsid="0015eb52" officeooo:paragraph-rsid="0015eb52"/>
    </style:style>
    <style:style style:name="P4" style:family="paragraph" style:parent-style-name="Heading_20_1">
      <style:text-properties fo:language="pt" fo:country="PT" officeooo:paragraph-rsid="000c3da5"/>
    </style:style>
    <style:style style:name="P5" style:family="paragraph" style:parent-style-name="Heading_20_2">
      <style:text-properties fo:language="pt" fo:country="PT"/>
    </style:style>
    <style:style style:name="P6" style:family="paragraph" style:parent-style-name="Heading_20_3">
      <style:text-properties fo:language="pt" fo:country="PT"/>
    </style:style>
    <style:style style:name="P7" style:family="paragraph" style:parent-style-name="Standard">
      <style:text-properties fo:language="pt" fo:country="PT" officeooo:rsid="0015eb52" officeooo:paragraph-rsid="0015eb52"/>
    </style:style>
    <style:style style:name="P8" style:family="paragraph" style:parent-style-name="Standard">
      <style:text-properties fo:language="pt" fo:country="PT" officeooo:rsid="0015eb52" officeooo:paragraph-rsid="001850b7"/>
    </style:style>
    <style:style style:name="P9" style:family="paragraph" style:parent-style-name="Standard">
      <style:text-properties fo:language="pt" fo:country="PT" officeooo:rsid="001850b7" officeooo:paragraph-rsid="001850b7"/>
    </style:style>
    <style:style style:name="P10" style:family="paragraph" style:parent-style-name="Standard">
      <style:text-properties fo:language="pt" fo:country="PT"/>
    </style:style>
    <style:style style:name="P11" style:family="paragraph" style:parent-style-name="Standard">
      <style:text-properties fo:language="pt" fo:country="PT" officeooo:paragraph-rsid="0019f563"/>
    </style:style>
    <style:style style:name="P12" style:family="paragraph" style:parent-style-name="Standard">
      <style:text-properties fo:language="pt" fo:country="PT" officeooo:paragraph-rsid="00221051"/>
    </style:style>
    <style:style style:name="T1" style:family="text">
      <style:text-properties officeooo:rsid="0010d6ca"/>
    </style:style>
    <style:style style:name="T2" style:family="text">
      <style:text-properties officeooo:rsid="001207cd"/>
    </style:style>
    <style:style style:name="T3" style:family="text">
      <style:text-properties officeooo:rsid="00158c2f"/>
    </style:style>
    <style:style style:name="T4" style:family="text">
      <style:text-properties officeooo:rsid="00182182"/>
    </style:style>
    <style:style style:name="T5" style:family="text">
      <style:text-properties officeooo:rsid="001850b7"/>
    </style:style>
    <style:style style:name="T6" style:family="text">
      <style:text-properties officeooo:rsid="0018eb91"/>
    </style:style>
    <style:style style:name="T7" style:family="text">
      <style:text-properties officeooo:rsid="00199368"/>
    </style:style>
    <style:style style:name="T8" style:family="text">
      <style:text-properties officeooo:rsid="0019f563"/>
    </style:style>
    <style:style style:name="T9" style:family="text">
      <style:text-properties officeooo:rsid="001ef43d"/>
    </style:style>
    <style:style style:name="T10" style:family="text">
      <style:text-properties officeooo:rsid="001f8c78"/>
    </style:style>
    <style:style style:name="T11" style:family="text">
      <style:text-properties officeooo:rsid="0020f8a8"/>
    </style:style>
    <style:style style:name="T12" style:family="text">
      <style:text-properties officeooo:rsid="002210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/>
      <text:h text:style-name="P4" text:outline-level="1">Regras do Jogo</text:h>
      <text:p text:style-name="P1"/>
      <text:p text:style-name="P1">RPG é um jogo de contar histórias, como todo jogo ele tem um conjunto de regras para balancear as ações dos participantes, mas diferente de outros jogos não existem vencedores e perdedores. O sucesso de uma partida está na construção de bons enredos, elaborados coletivamente pelos jogadores e um mestre de jogo.</text:p>
      <text:p text:style-name="P1"/>
      <text:h text:style-name="P5" text:outline-level="2">Termos do Jogo</text:h>
      <text:p text:style-name="P1"/>
      <text:p text:style-name="P1">O jogo de RPG tem muitos termos próprios antes de entrar nas <text:span text:style-name="T4">mecânicas de jogo</text:span> vamos explorar cada um desses termos, assim fica mais direta a definição das <text:span text:style-name="T4">mecânicas</text:span> e a compreensão de como usar <text:span text:style-name="T7">esse sistema de regras</text:span>.</text:p>
      <text:p text:style-name="P1"/>
      <text:h text:style-name="P6" text:outline-level="3">Mestre de Jogo</text:h>
      <text:p text:style-name="P1"/>
      <text:p text:style-name="P1">Guiar a história é responsabilidade do mestre de jogo (mestre), ele tem como objetivo dar vida a lugares, descrever os acontecimentos, elaborar os desafios, motivar a exploração, engajando os jogadores a participar ativamente da trama. </text:p>
      <text:p text:style-name="P1"/>
      <text:p text:style-name="P1">Em uma partida de RPG o mestre usará um cenário onde a história irá se desenrolar, com florestas, estradas sombrias, vilarejos, personagens e todos as coisas necessárias para que o mestre guie a história em conjunto com os jogadores.</text:p>
      <text:p text:style-name="P1"/>
      <text:p text:style-name="P1">O mestre também é o moderador das regras de jogo, ele tem a liberdade de adaptar, e ignorar qualquer regras quando for conveniente. As regras tem por objetivo trazer equilíbrio para a história, mas é mais importante mantém o jogo divertido e em movimento do que aplicar com exatidão uma determinada regra.</text:p>
      <text:p text:style-name="P1"/>
      <text:h text:style-name="P6" text:outline-level="3">Jogadores</text:h>
      <text:p text:style-name="P1"/>
      <text:p text:style-name="P1">Interpretar os personagens principais é o objetivo dos jogadores, eles decidem quais as ações dos seus personagens a partir do que o mestre está contando e descrevendo. As histórias podem ser contadas a grupos de jogadores de tamanhos diferentes, normalmente esses grupos terão de dois a cinco participantes. Cada jogador costuma usar um único personagem por partida, mas se o mestre julgar adequado os jogadores podem conduzir mais personagens.</text:p>
      <text:p text:style-name="P1"/>
      <text:h text:style-name="P6" text:outline-level="3">Materiais</text:h>
      <text:p text:style-name="P1"/>
      <text:p text:style-name="P1"><text:soft-page-break/>Os materiais usados neste jogo serão: este livro, papeis, lápis, canetas, dados de seis lados (d6). Opcionalmente o mestre pode usar materiais adicionais como mapas, miniaturas, cartas, o que ele precisar para tornar o jogo mais atrativo.</text:p>
      <text:p text:style-name="P1"/>
      <text:h text:style-name="Heading_20_3" text:outline-level="3">Personagens</text:h>
      <text:p text:style-name="P1"/>
      <text:p text:style-name="P2">Os personagens são de dois tipos: aqueles conduzidos pelos jogadores que são os personagens jogáveis, os protagonistas, e os personagens guiados pelo mestre que são os personagens não jogáveis, os vilões, os monstros, e todos os coadjuvantes que participam da história.</text:p>
      <text:p text:style-name="P1"/>
      <text:p text:style-name="P1">Os personagens são criados usando planilhas de personagens (ficha/s), <text:span text:style-name="T1">que</text:span> descrevem suas características. Os personagens usados pelo mestre que não se envolveram em situações de confronto não precisam de uma ficha, uma breve descrição do personagem feita pelo mestre é suficiente na maioria das vezes. O mestre também pode criar fichas simplificadas só para resolver impasses específicos.</text:p>
      <text:p text:style-name="P1"/>
      <text:p text:style-name="P1">As fichas contêm os seguintes campos: uma lista de traços <text:span text:style-name="T1">que são características</text:span> duradour<text:span text:style-name="T1">as</text:span> do personage<text:span text:style-name="T2">m</text:span>; uma lista de efeitos <text:span text:style-name="T2">que são condições</text:span> temporários <text:span text:style-name="T2">atribuídas ao personagem</text:span>; uma lista de equipamentos que <text:span text:style-name="T2">o personagem carrega</text:span> consigo; o nome do personagem; e uma breve descrição a respeito <text:span text:style-name="T2">dele</text:span>.</text:p>
      <text:p text:style-name="P1"/>
      <text:p text:style-name="P1">| Campo <text:s text:c="16"/>| Conteúdo <text:s text:c="41"/>|</text:p>
      <text:p text:style-name="P1">|:----------------------|:--------------------------------------------------|</text:p>
      <text:p text:style-name="P1">| Nome <text:s text:c="19"/>| O nome do personagem <text:s text:c="29"/>|</text:p>
      <text:p text:style-name="P1">| Descrição <text:s text:c="13"/>| Breve descrição do personagem <text:s text:c="20"/>|</text:p>
      <text:p text:style-name="P1">| Efeitos <text:s text:c="18"/>| Lista de Efeitos afetando o personagem |</text:p>
      <text:p text:style-name="P1">| <text:span text:style-name="T3">Traços <text:s text:c="18"/></text:span><text:s/>| Lista das virtudes e Infortúnios <text:s text:c="17"/>|</text:p>
      <text:p text:style-name="P1">| Equipamentos <text:s text:c="9"/>| Lista de itens que o personagem carrega consigo <text:s text:c="2"/>|</text:p>
      <text:p text:style-name="P1"/>
      <text:p text:style-name="P8"/>
      <text:h text:style-name="Heading_20_3" text:outline-level="3">Cena<text:span text:style-name="T5">s</text:span>, <text:span text:style-name="T5">Rodadas, Turnos, e Prioridades</text:span></text:h>
      <text:p text:style-name="P8"/>
      <text:p text:style-name="P9">Prioridades são as <text:span text:style-name="T6">iniciativas</text:span></text:p>
      <text:p text:style-name="P3"/>
      <text:h text:style-name="Heading_20_3" text:outline-level="3">Ações e Reações</text:h>
      <text:p text:style-name="P3"/>
      <text:p text:style-name="P11">Os personagens realizam diferentes ações durante a história, no geral o mestre descreve os cenários e o que está acontecendo ao redor e os jogadores decidem como seus personagens iram agir em relação ao que está ocorrendo. As ações que os personagens realizam <text:span text:style-name="T8">são sempre bem sucedidas a menos que uma reação aconteça, exigindo um teste para definir se o resultado da ação será positivo ou negativo para o personagem que </text:span><text:span text:style-name="T9">realiza a açã</text:span><text:span text:style-name="T10">o</text:span><text:span text:style-name="T8">.</text:span></text:p>
      <text:p text:style-name="P11"/>
      <text:h text:style-name="Heading_20_2" text:outline-level="2">Mecânicas do Jogo</text:h>
      <text:p text:style-name="P3"/>
      <text:p text:style-name="P3"><text:soft-page-break/></text:p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h text:style-name="Heading_20_3" text:outline-level="3">Criação de Personagens</text:h>
      <text:p text:style-name="P1"/>
      <text:p text:style-name="P1"/>
      <text:p text:style-name="P1"/>
      <text:h text:style-name="Heading_20_3" text:outline-level="3">Evolução dos Personagens</text:h>
      <text:p text:style-name="P1"/>
      <text:p text:style-name="P1"/>
      <text:p text:style-name="P1"/>
      <text:h text:style-name="Heading_20_3" text:outline-level="3">Ações de movimento</text:h>
      <text:p text:style-name="P1"/>
      <text:p text:style-name="P12">O deslocamento dos personagens quase todo tempo é livre, o jogador precisa somente <text:span text:style-name="T12">declarar</text:span> como o personagem vai se deslocar. <text:span text:style-name="T12">Quando o movimento acontecer dentro de uma cena de jogo, ele será parte de uma ação e pode sofrer reações. </text:span>O mestre pode barrar o movimento de um personagem caso ele seja exagerado, como no caso d<text:span text:style-name="T11">e</text:span> atravessar um imenso salão <text:span text:style-name="T11">em uma única ação</text:span>.</text:p>
      <text:p text:style-name="P1"/>
      <text:p text:style-name="P1">As posições dos personagens podem ser representadas verbalmente ou com mapas, miniaturas e outros elementos que o mestre e os demais jogadores acharem vantajoso para compreender o jogo. Não serão definidos valores para cada movimento, tudo é uma questão de coerência com a história, consenso entre os jogadores e o mestre, mas a palavra final sobre a possibilidade de realizar um determinado deslocamento é sempre do mestre.</text:p>
      <text:p text:style-name="P1"/>
      <text:p text:style-name="P1">Mapas e miniaturas são elementos visuais que ajudam a manter o engajamento com a história. As distâncias percorridas em um mapa somente devem ser coerentes, não necessitam de ser precisas a ponto de requerer que o mapa seja quadriculados ou que se use uma régua para movimentar adequadamente os personagens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20:09:04.847926649</meta:creation-date>
    <dc:date>2024-06-10T23:03:44.843800532</dc:date>
    <meta:editing-duration>PT3H35M10S</meta:editing-duration>
    <meta:editing-cycles>19</meta:editing-cycles>
    <meta:generator>LibreOffice/24.2.3.2$Linux_X86_64 LibreOffice_project/420$Build-2</meta:generator>
    <meta:document-statistic meta:table-count="0" meta:image-count="0" meta:object-count="0" meta:page-count="3" meta:paragraph-count="34" meta:word-count="815" meta:character-count="5258" meta:non-whitespace-character-count="4275"/>
  </office:meta>
</office:document-meta>
</file>